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unito Sans" svg:font-family="Nunito Sans" style:font-family-generic="system" style:font-pitch="variable" svg:panose-1="0 0 5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unito San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unito San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text-properties style:font-name="Nunito Sans" fo:language="en" fo:country="US"/>
    </style:style>
    <style:style style:name="P2" style:parent-style-name="lia-paragraph" style:family="paragraph">
      <style:text-properties style:font-name="Nunito Sans" fo:font-size="11pt" style:font-size-asian="11pt" style:font-size-complex="11pt" fo:language="en" fo:country="US"/>
    </style:style>
    <style:style style:name="T3" style:parent-style-name="Absatz-Standardschriftart" style:family="text">
      <style:text-properties style:font-name="Nunito Sans" fo:font-size="11pt" style:font-size-asian="11pt" style:font-size-complex="11pt"/>
    </style:style>
    <style:style style:name="T4" style:parent-style-name="Hyperlink" style:family="text">
      <style:text-properties style:font-name="Nunito Sans" fo:font-size="11pt" style:font-size-asian="11pt" style:font-size-complex="11pt"/>
    </style:style>
    <style:style style:name="T5" style:parent-style-name="Absatz-Standardschriftart" style:family="text">
      <style:text-properties style:font-name="Nunito Sans" fo:font-size="11pt" style:font-size-asian="11pt" style:font-size-complex="11pt"/>
    </style:style>
    <style:style style:name="P6" style:parent-style-name="Überschrift2" style:family="paragraph">
      <style:text-properties style:font-name="Nunito Sans" fo:language="en" fo:country="US"/>
    </style:style>
    <style:style style:name="P7" style:parent-style-name="Überschrift2" style:family="paragraph">
      <style:text-properties style:font-name="Nunito Sans" fo:language="en" fo:country="US"/>
    </style:style>
    <style:style style:name="P8" style:parent-style-name="Standard" style:family="paragraph">
      <style:text-properties style:font-name="Nunito Sans" fo:language="en" fo:country="US"/>
    </style:style>
    <style:style style:name="P9" style:parent-style-name="Listenabsatz" style:family="paragraph">
      <style:text-properties style:font-name="Nunito Sans" fo:language="en" fo:country="US"/>
    </style:style>
    <style:style style:name="T10" style:parent-style-name="Absatz-Standardschriftart" style:family="text">
      <style:text-properties style:font-name="Cambria Math" style:font-name-complex="Cambria Math"/>
    </style:style>
    <style:style style:name="T11" style:parent-style-name="Absatz-Standardschriftart" style:family="text">
      <style:text-properties style:font-name="Nunito Sans" fo:language="en" fo:country="US"/>
    </style:style>
    <style:style style:name="P12" style:parent-style-name="Listenabsatz" style:family="paragraph">
      <style:text-properties style:font-name="Nunito Sans" fo:language="en" fo:country="US"/>
    </style:style>
    <style:style style:name="P13" style:parent-style-name="Listenabsatz" style:family="paragraph">
      <style:paragraph-properties fo:margin-left="0.1972in">
        <style:tab-stops/>
      </style:paragraph-properties>
      <style:text-properties style:font-name="Nunito Sans" fo:language="en" fo:country="US"/>
    </style:style>
    <style:style style:name="P14" style:parent-style-name="Listenabsatz" style:family="paragraph">
      <style:text-properties style:font-name="Nunito Sans" fo:language="en" fo:country="US"/>
    </style:style>
    <style:style style:name="T15" style:parent-style-name="Absatz-Standardschriftart" style:family="text">
      <style:text-properties style:font-name="Cambria Math" style:font-name-complex="Cambria Math"/>
    </style:style>
    <style:style style:name="T16" style:parent-style-name="Absatz-Standardschriftart" style:family="text">
      <style:text-properties style:font-name="Nunito Sans" fo:language="en" fo:country="US"/>
    </style:style>
    <style:style style:name="P17" style:parent-style-name="Listenabsatz" style:family="paragraph">
      <style:text-properties style:font-name="Nunito Sans" fo:language="en" fo:country="US"/>
    </style:style>
    <style:style style:name="P18" style:parent-style-name="Listenabsatz" style:family="paragraph">
      <style:text-properties style:font-name="Nunito Sans" fo:language="en" fo:country="US"/>
    </style:style>
    <style:style style:name="P19" style:parent-style-name="Listenabsatz" style:family="paragraph">
      <style:text-properties style:font-name="Nunito Sans" fo:language="en" fo:country="US"/>
    </style:style>
    <style:style style:name="T20" style:parent-style-name="Absatz-Standardschriftart" style:family="text">
      <style:text-properties style:font-name="Cambria Math" style:font-name-complex="Cambria Math"/>
    </style:style>
    <style:style style:name="T21" style:parent-style-name="Absatz-Standardschriftart" style:family="text">
      <style:text-properties style:font-name="Nunito Sans" fo:language="en" fo:country="US"/>
    </style:style>
    <style:style style:name="P22" style:parent-style-name="Listenabsatz" style:family="paragraph">
      <style:text-properties style:font-name="Nunito Sans" fo:language="en" fo:country="US"/>
    </style:style>
    <style:style style:name="P23" style:parent-style-name="Listenabsatz" style:family="paragraph">
      <style:text-properties style:font-name="Nunito Sans" fo:language="en" fo:country="US"/>
    </style:style>
    <style:style style:name="P24" style:parent-style-name="lia-paragraph" style:family="paragraph">
      <style:paragraph-properties fo:margin-left="0.4916in">
        <style:tab-stops/>
      </style:paragraph-properties>
    </style:style>
    <style:style style:name="T25" style:parent-style-name="Fett" style:family="text">
      <style:text-properties style:font-name="Nunito Sans" fo:language="en" fo:country="US"/>
    </style:style>
    <style:style style:name="P26" style:parent-style-name="lia-paragraph" style:family="paragraph">
      <style:paragraph-properties fo:margin-left="0.4916in">
        <style:tab-stops/>
      </style:paragraph-properties>
    </style:style>
    <style:style style:name="T27" style:parent-style-name="Absatz-Standardschriftart" style:family="text">
      <style:text-properties style:font-name="Nunito Sans" fo:language="en" fo:country="US"/>
    </style:style>
    <style:style style:name="T28" style:parent-style-name="Absatz-Standardschriftart" style:family="text">
      <style:text-properties style:font-name="Nunito Sans"/>
    </style:style>
    <style:style style:name="P29" style:parent-style-name="Standard" style:family="paragraph">
      <style:paragraph-properties fo:margin-left="0.4916in">
        <style:tab-stops/>
      </style:paragraph-properties>
    </style:style>
    <style:style style:name="T30" style:parent-style-name="lia-effect__circle" style:family="text">
      <style:text-properties style:font-name="Nunito Sans"/>
    </style:style>
    <style:style style:name="T31" style:parent-style-name="text-left" style:family="text">
      <style:text-properties style:font-name="Nunito Sans" fo:font-weight="bold" style:font-weight-asian="bold" style:font-weight-complex="bold" fo:language="en" fo:country="US"/>
    </style:style>
    <style:style style:name="T32" style:parent-style-name="text-left" style:family="text">
      <style:text-properties style:font-name="Nunito Sans" fo:language="en" fo:country="US"/>
    </style:style>
    <style:style style:name="TableColumn34" style:family="table-column">
      <style:table-column-properties style:column-width="0.7083in"/>
    </style:style>
    <style:style style:name="TableColumn35" style:family="table-column">
      <style:table-column-properties style:column-width="1.2638in"/>
    </style:style>
    <style:style style:name="TableColumn36" style:family="table-column">
      <style:table-column-properties style:column-width="1.377in"/>
    </style:style>
    <style:style style:name="TableColumn37" style:family="table-column">
      <style:table-column-properties style:column-width="1.0347in"/>
    </style:style>
    <style:style style:name="TableColumn38" style:family="table-column">
      <style:table-column-properties style:column-width="1.1965in"/>
    </style:style>
    <style:style style:name="TableColumn39" style:family="table-column">
      <style:table-column-properties style:column-width="0.7194in"/>
    </style:style>
    <style:style style:name="Table33" style:family="table">
      <style:table-properties style:width="6.3in" fo:margin-left="0in" table:align="left"/>
    </style:style>
    <style:style style:name="TableRow40" style:family="table-row">
      <style:table-row-properties/>
    </style:style>
    <style:style style:name="TableCell41" style:family="table-cell">
      <style:table-cell-properties fo:border="none" style:writing-mode="lr-tb" style:vertical-align="middle" fo:padding-top="0.0104in" fo:padding-left="0.0104in" fo:padding-bottom="0.0104in" fo:padding-right="0.0104in"/>
    </style:style>
    <style:style style:name="P42" style:parent-style-name="Standard" style:family="paragraph">
      <style:text-properties style:font-name="Nunito Sans"/>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Standard" style:family="paragraph">
      <style:text-properties style:font-name="Nunito Sans"/>
    </style:style>
    <style:style style:name="TableCell45" style:family="table-cell">
      <style:table-cell-properties fo:border="none" style:writing-mode="lr-tb" style:vertical-align="middle" fo:padding-top="0.0104in" fo:padding-left="0.0104in" fo:padding-bottom="0.0104in" fo:padding-right="0.0104in"/>
    </style:style>
    <style:style style:name="P46" style:parent-style-name="Standard" style:family="paragraph">
      <style:text-properties style:font-name="Nunito Sans" fo:language="en" fo:country="US"/>
    </style:style>
    <style:style style:name="TableCell47" style:family="table-cell">
      <style:table-cell-properties fo:border="none" style:writing-mode="lr-tb" style:vertical-align="middle" fo:padding-top="0.0104in" fo:padding-left="0.0104in" fo:padding-bottom="0.0104in" fo:padding-right="0.0104in"/>
    </style:style>
    <style:style style:name="P48" style:parent-style-name="Standard" style:family="paragraph">
      <style:text-properties style:font-name="Nunito Sans"/>
    </style:style>
    <style:style style:name="TableCell49" style:family="table-cell">
      <style:table-cell-properties fo:border="none" style:writing-mode="lr-tb" style:vertical-align="middle" fo:padding-top="0.0104in" fo:padding-left="0.0104in" fo:padding-bottom="0.0104in" fo:padding-right="0.0104in"/>
    </style:style>
    <style:style style:name="P50" style:parent-style-name="Standard" style:family="paragraph">
      <style:text-properties style:font-name="Nunito Sans"/>
    </style:style>
    <style:style style:name="TableCell51" style:family="table-cell">
      <style:table-cell-properties fo:border="none" style:writing-mode="lr-tb" style:vertical-align="middle" fo:padding-top="0.0104in" fo:padding-left="0.0104in" fo:padding-bottom="0.0104in" fo:padding-right="0.0104in"/>
    </style:style>
    <style:style style:name="P52" style:parent-style-name="Standard" style:family="paragraph">
      <style:text-properties style:font-name="Nunito Sans"/>
    </style:style>
    <style:style style:name="TableRow53" style:family="table-row">
      <style:table-row-properties/>
    </style:style>
    <style:style style:name="TableCell54" style:family="table-cell">
      <style:table-cell-properties fo:border="none" style:writing-mode="lr-tb" style:vertical-align="middle" fo:padding-top="0.0104in" fo:padding-left="0.0104in" fo:padding-bottom="0.0104in" fo:padding-right="0.0104in"/>
    </style:style>
    <style:style style:name="P55" style:parent-style-name="Standard" style:family="paragraph">
      <style:text-properties style:font-name="Nunito Sans"/>
    </style:style>
    <style:style style:name="TableCell56" style:family="table-cell">
      <style:table-cell-properties fo:border="none" style:writing-mode="lr-tb" style:vertical-align="middle" fo:padding-top="0.0104in" fo:padding-left="0.0104in" fo:padding-bottom="0.0104in" fo:padding-right="0.0104in"/>
    </style:style>
    <style:style style:name="P57" style:parent-style-name="Standard" style:family="paragraph">
      <style:text-properties style:font-name="Nunito Sans" fo:language="en" fo:country="US"/>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Standard" style:family="paragraph">
      <style:text-properties style:font-name="Nunito Sans" fo:language="en" fo:country="US"/>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Standard" style:family="paragraph">
      <style:text-properties style:font-name="Nunito Sans"/>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Standard" style:family="paragraph">
      <style:text-properties style:font-name="Nunito Sans"/>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Standard" style:family="paragraph">
      <style:text-properties style:font-name="Nunito Sans"/>
    </style:style>
    <style:style style:name="TableRow66" style:family="table-row">
      <style:table-row-properties/>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Standard" style:family="paragraph">
      <style:text-properties style:font-name="Nunito Sans"/>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Standard" style:family="paragraph">
      <style:text-properties style:font-name="Nunito Sans"/>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Standard" style:family="paragraph">
      <style:text-properties style:font-name="Nunito Sans" fo:language="en" fo:country="US"/>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Standard" style:family="paragraph">
      <style:text-properties style:font-name="Nunito Sans"/>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Standard" style:family="paragraph">
      <style:text-properties style:font-name="Nunito Sans" fo:language="en" fo:country="US"/>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Standard" style:family="paragraph">
      <style:text-properties style:font-name="Nunito Sans"/>
    </style:style>
    <style:style style:name="TableRow79" style:family="table-row">
      <style:table-row-properties/>
    </style:style>
    <style:style style:name="TableCell80" style:family="table-cell">
      <style:table-cell-properties fo:border="none" style:writing-mode="lr-tb" style:vertical-align="middle" fo:padding-top="0.0104in" fo:padding-left="0.0104in" fo:padding-bottom="0.0104in" fo:padding-right="0.0104in"/>
    </style:style>
    <style:style style:name="P81" style:parent-style-name="Standard" style:family="paragraph">
      <style:text-properties style:font-name="Nunito Sans"/>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Standard" style:family="paragraph">
      <style:text-properties style:font-name="Nunito Sans"/>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Standard" style:family="paragraph">
      <style:text-properties style:font-name="Nunito Sans"/>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Standard" style:family="paragraph">
      <style:text-properties style:font-name="Nunito Sans"/>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Standard" style:family="paragraph">
      <style:text-properties style:font-name="Nunito Sans"/>
    </style:style>
    <style:style style:name="TableCell90" style:family="table-cell">
      <style:table-cell-properties fo:border="none" style:writing-mode="lr-tb" style:vertical-align="middle" fo:padding-top="0.0104in" fo:padding-left="0.0104in" fo:padding-bottom="0.0104in" fo:padding-right="0.0104in"/>
    </style:style>
    <style:style style:name="P91" style:parent-style-name="Standard" style:family="paragraph">
      <style:text-properties style:font-name="Nunito Sans"/>
    </style:style>
    <style:style style:name="T92" style:parent-style-name="Absatz-Standardschriftart" style:family="text">
      <style:text-properties style:font-name="Nunito Sans" fo:font-size="11pt" style:font-size-asian="11pt" style:font-size-complex="11pt" fo:language="en" fo:country="US"/>
    </style:style>
    <style:style style:name="T93" style:parent-style-name="Hyperlink" style:family="text">
      <style:text-properties style:font-name="Nunito Sans" fo:font-size="11pt" style:font-size-asian="11pt" style:font-size-complex="11pt" fo:language="en" fo:country="US"/>
    </style:style>
    <style:style style:name="T94" style:parent-style-name="Absatz-Standardschriftart" style:family="text">
      <style:text-properties style:font-name="Nunito Sans" fo:font-size="11pt" style:font-size-asian="11pt" style:font-size-complex="11pt" fo:language="en" fo:country="US"/>
    </style:style>
    <style:style style:name="T95" style:parent-style-name="Hyperlink" style:family="text">
      <style:text-properties style:font-name="Nunito Sans" fo:font-size="11pt" style:font-size-asian="11pt" style:font-size-complex="11pt" fo:language="en" fo:country="US"/>
    </style:style>
    <style:style style:name="P96" style:parent-style-name="lia-paragraph" style:family="paragraph">
      <style:text-properties style:font-name="Nunito Sans" fo:font-size="11pt" style:font-size-asian="11pt" style:font-size-complex="11pt" fo:language="en" fo:country="US"/>
    </style:style>
    <style:style style:name="P97" style:parent-style-name="Standard" style:family="paragraph">
      <style:paragraph-properties fo:margin-bottom="0.0694in" fo:line-height="100%" fo:margin-left="0.4916in">
        <style:tab-stops/>
      </style:paragraph-properties>
      <style:text-properties fo:hyphenate="true"/>
    </style:style>
    <style:style style:name="T98" style:parent-style-name="Absatz-Standardschriftart" style:family="text">
      <style:text-properties style:font-name="Nunito Sans" style:font-name-asian="Times New Roman" fo:font-weight="bold" style:font-weight-asian="bold" style:font-weight-complex="bold" fo:language="en" fo:country="US" style:language-asian="de" style:country-asian="DE"/>
    </style:style>
    <style:style style:name="T99" style:parent-style-name="Absatz-Standardschriftart" style:family="text">
      <style:text-properties style:font-name="Nunito Sans" style:font-name-asian="Times New Roman" fo:language="en" fo:country="US" style:language-asian="de" style:country-asian="DE"/>
    </style:style>
    <style:style style:name="P100" style:parent-style-name="Standard" style:family="paragraph">
      <style:paragraph-properties fo:margin-top="0.0694in" fo:margin-bottom="0.0694in" fo:line-height="100%" fo:margin-left="0.4916in">
        <style:tab-stops/>
      </style:paragraph-properties>
      <style:text-properties style:font-name="Nunito Sans" style:font-name-asian="Times New Roman" fo:language="en" fo:country="US" style:language-asian="de" style:country-asian="DE" fo:hyphenate="true"/>
    </style:style>
    <style:style style:name="P101" style:parent-style-name="Standard" style:family="paragraph">
      <style:paragraph-properties fo:margin-top="0.0694in" fo:margin-bottom="0.0694in" fo:line-height="100%" fo:margin-left="0.4916in">
        <style:tab-stops/>
      </style:paragraph-properties>
      <style:text-properties style:font-name="Nunito Sans" style:font-name-asian="Times New Roman" fo:language="en" fo:country="US" style:language-asian="de" style:country-asian="DE" fo:hyphenate="true"/>
    </style:style>
    <style:style style:name="P102" style:parent-style-name="Überschrift2" style:family="paragraph">
      <style:text-properties style:font-name="Nunito Sans" fo:language="en" fo:country="US"/>
    </style:style>
    <style:style style:name="P103" style:parent-style-name="lia-paragraph" style:family="paragraph">
      <style:text-properties style:font-name="Nunito Sans" fo:language="en" fo:country="US"/>
    </style:style>
    <style:style style:name="T104" style:parent-style-name="Absatz-Standardschriftart" style:family="text">
      <style:text-properties style:font-name="Nunito Sans" fo:language="en" fo:country="US"/>
    </style:style>
    <style:style style:name="T105" style:parent-style-name="Hyperlink" style:family="text">
      <style:text-properties style:font-name="Nunito Sans" fo:language="en" fo:country="US"/>
    </style:style>
    <style:style style:name="T106" style:parent-style-name="Absatz-Standardschriftart" style:family="text">
      <style:text-properties style:font-name="Nunito Sans" fo:language="en" fo:country="US"/>
    </style:style>
    <style:style style:name="P107" style:parent-style-name="lia-paragraph" style:family="paragraph">
      <style:text-properties style:font-name="Nunito Sans" fo:language="en" fo:country="US"/>
    </style:style>
    <style:style style:name="P108" style:parent-style-name="lia-paragraph" style:family="paragraph">
      <style:text-properties style:font-name="Nunito Sans" fo:hyphenate="true"/>
    </style:style>
    <style:style style:name="P109" style:parent-style-name="lia-paragraph" style:family="paragraph">
      <style:paragraph-properties fo:margin-left="0.5in">
        <style:tab-stops/>
      </style:paragraph-properties>
    </style:style>
    <style:style style:name="T110" style:parent-style-name="Absatz-Standardschriftart" style:family="text">
      <style:text-properties style:font-name="Nunito Sans" fo:language="en" fo:country="US"/>
    </style:style>
    <style:style style:name="T111" style:parent-style-name="Hyperlink" style:family="text">
      <style:text-properties style:font-name="Nunito Sans" fo:language="en" fo:country="US"/>
    </style:style>
    <style:style style:name="T112" style:parent-style-name="Absatz-Standardschriftart" style:family="text">
      <style:text-properties style:font-name="Nunito Sans" fo:language="en" fo:country="US"/>
    </style:style>
    <style:style style:name="P113" style:parent-style-name="lia-paragraph" style:family="paragraph">
      <style:text-properties style:font-name="Nunito Sans" fo:hyphenate="true"/>
    </style:style>
    <style:style style:name="P114" style:parent-style-name="lia-paragraph" style:family="paragraph">
      <style:paragraph-properties fo:margin-left="0.5in">
        <style:tab-stops/>
      </style:paragraph-properties>
      <style:text-properties style:font-name="Nunito Sans" fo:language="en" fo:country="US"/>
    </style:style>
    <style:style style:name="P115" style:parent-style-name="lia-paragraph" style:family="paragraph">
      <style:text-properties style:font-name="Nunito Sans" fo:hyphenate="true"/>
    </style:style>
    <style:style style:name="P116" style:parent-style-name="lia-paragraph" style:family="paragraph">
      <style:paragraph-properties fo:margin-left="0.5in">
        <style:tab-stops/>
      </style:paragraph-properties>
      <style:text-properties style:font-name="Nunito Sans" fo:language="en" fo:country="US"/>
    </style:style>
    <style:style style:name="P117" style:parent-style-name="Standard" style:family="paragraph">
      <style:text-properties style:font-name="Nunito Sans" fo:language="en" fo:country="US"/>
    </style:style>
    <style:style style:name="P118" style:parent-style-name="Überschrift2" style:family="paragraph">
      <style:text-properties style:font-name="Nunito Sans" fo:language="en" fo:country="US"/>
    </style:style>
    <style:style style:name="P119" style:parent-style-name="Standard" style:family="paragraph">
      <style:text-properties style:font-name="Nunito Sans" fo:language="en" fo:country="US"/>
    </style:style>
    <style:style style:name="P120" style:parent-style-name="Listenabsatz" style:family="paragraph">
      <style:text-properties style:font-name="Nunito Sans" fo:language="en" fo:country="US"/>
    </style:style>
    <style:style style:name="P121" style:parent-style-name="Listenabsatz" style:family="paragraph">
      <style:text-properties style:font-name="Nunito Sans" fo:language="en" fo:country="US"/>
    </style:style>
    <style:style style:name="P122" style:parent-style-name="Listenabsatz" style:family="paragraph">
      <style:text-properties style:font-name="Nunito Sans" fo:language="en" fo:country="US"/>
    </style:style>
    <style:style style:name="P123" style:parent-style-name="Standard" style:family="paragraph">
      <style:text-properties style:font-name="Nunito Sans" fo:language="en" fo:country="US"/>
    </style:style>
    <style:style style:name="P124" style:parent-style-name="Standard" style:family="paragraph">
      <style:text-properties style:font-name="Nunito Sans" fo:language="en" fo:country="US"/>
    </style:style>
    <style:style style:name="P125" style:parent-style-name="Listenabsatz" style:family="paragraph">
      <style:text-properties style:font-name="Nunito Sans" fo:language="en" fo:country="US"/>
    </style:style>
    <style:style style:name="P126" style:parent-style-name="Listenabsatz" style:family="paragraph">
      <style:text-properties style:font-name="Nunito Sans" fo:language="en" fo:country="US"/>
    </style:style>
    <style:style style:name="P127" style:parent-style-name="Listenabsatz" style:family="paragraph">
      <style:text-properties style:font-name="Nunito Sans" fo:language="en" fo:country="US"/>
    </style:style>
    <style:style style:name="P128" style:parent-style-name="Listenabsatz" style:family="paragraph">
      <style:text-properties style:font-name="Nunito Sans" fo:language="en" fo:country="US"/>
    </style:style>
    <style:style style:name="P129" style:parent-style-name="Standard" style:family="paragraph">
      <style:paragraph-properties fo:margin-top="0.0694in" fo:margin-bottom="0.0694in" fo:line-height="100%"/>
      <style:text-properties fo:hyphenate="true"/>
    </style:style>
    <style:style style:name="T130" style:parent-style-name="Absatz-Standardschriftart" style:family="text">
      <style:text-properties style:font-name="Nunito Sans" style:font-name-asian="Times New Roman" fo:font-weight="bold" style:font-weight-asian="bold" style:font-weight-complex="bold" fo:language="en" fo:country="US" style:language-asian="de" style:country-asian="DE"/>
    </style:style>
    <style:style style:name="P131" style:parent-style-name="Standard" style:family="paragraph">
      <style:paragraph-properties fo:margin-top="0.0694in" fo:margin-bottom="0.0694in" fo:line-height="100%"/>
      <style:text-properties style:font-name="Nunito Sans" style:font-name-asian="Times New Roman" fo:language="en" fo:country="US" style:language-asian="de" style:country-asian="DE" fo:hyphenate="true"/>
    </style:style>
    <style:style style:name="P132" style:parent-style-name="Standard" style:family="paragraph">
      <style:paragraph-properties fo:margin-top="0.0694in" fo:margin-bottom="0.0694in" fo:line-height="100%"/>
      <style:text-properties style:font-name="Nunito Sans" style:font-name-asian="Times New Roman" fo:language="en" fo:country="US" style:language-asian="de" style:country-asian="DE" fo:hyphenate="true"/>
    </style:style>
    <style:style style:name="P133" style:parent-style-name="Standard" style:family="paragraph">
      <style:paragraph-properties fo:margin-top="0.0694in" fo:margin-bottom="0.0694in" fo:line-height="100%"/>
      <style:text-properties style:font-name="Nunito Sans" style:font-name-asian="Times New Roman" fo:language="en" fo:country="US" style:language-asian="de" style:country-asian="DE" fo:hyphenate="true"/>
    </style:style>
    <style:style style:name="P134" style:parent-style-name="Standard" style:family="paragraph">
      <style:paragraph-properties fo:margin-top="0.0694in" fo:margin-bottom="0.0694in" fo:line-height="100%"/>
      <style:text-properties style:font-name="Nunito Sans" style:font-name-asian="Times New Roman" fo:language="en" fo:country="US" style:language-asian="de" style:country-asian="DE" fo:hyphenate="true"/>
    </style:style>
    <style:style style:name="P135" style:parent-style-name="Standard" style:family="paragraph">
      <style:paragraph-properties fo:margin-top="0.0694in" fo:margin-bottom="0.0694in" fo:line-height="100%"/>
      <style:text-properties style:font-name="Nunito Sans" style:font-name-asian="Times New Roman" style:language-asian="de" style:country-asian="DE" fo:hyphenate="true"/>
    </style:style>
    <style:style style:name="P136" style:parent-style-name="Standard" style:family="paragraph">
      <style:paragraph-properties fo:margin-top="0.0694in" fo:margin-bottom="0.0694in" fo:line-height="100%"/>
      <style:text-properties style:font-name="Nunito Sans" style:font-name-asian="Times New Roman" fo:language="en" fo:country="US" style:language-asian="de" style:country-asian="DE" fo:hyphenate="true"/>
    </style:style>
    <style:style style:name="P137" style:parent-style-name="Standard" style:family="paragraph">
      <style:paragraph-properties fo:margin-top="0.0694in" fo:margin-bottom="0.0694in" fo:line-height="100%" fo:margin-left="0.25in">
        <style:tab-stops/>
      </style:paragraph-properties>
      <style:text-properties fo:hyphenate="true"/>
    </style:style>
    <style:style style:name="T138" style:parent-style-name="Absatz-Standardschriftart" style:family="text">
      <style:text-properties style:font-name="Nunito Sans" style:font-name-asian="Times New Roman" fo:language="en" fo:country="US" style:language-asian="de" style:country-asian="DE"/>
    </style:style>
    <style:style style:name="T139" style:parent-style-name="Absatz-Standardschriftart" style:family="text">
      <style:text-properties style:font-name="Nunito Sans" style:font-name-asian="Times New Roman" fo:font-weight="bold" style:font-weight-asian="bold" style:font-weight-complex="bold" fo:language="en" fo:country="US" style:language-asian="de" style:country-asian="DE"/>
    </style:style>
    <style:style style:name="P140" style:parent-style-name="Standard" style:family="paragraph">
      <style:paragraph-properties fo:margin-top="0.0694in" fo:margin-bottom="0.0694in" fo:line-height="100%" fo:margin-left="0.25in">
        <style:tab-stops/>
      </style:paragraph-properties>
      <style:text-properties style:font-name="Nunito Sans" style:font-name-asian="Times New Roman" fo:language="en" fo:country="US" style:language-asian="de" style:country-asian="DE" fo:hyphenate="true"/>
    </style:style>
    <style:style style:name="P141" style:parent-style-name="Überschrift2" style:family="paragraph">
      <style:text-properties style:font-name="Nunito Sans" fo:language="en" fo:country="US"/>
    </style:style>
    <style:style style:name="T142" style:parent-style-name="lia-effect__circle" style:family="text">
      <style:text-properties style:font-name="Nunito Sans" fo:language="en" fo:country="US"/>
    </style:style>
    <style:style style:name="P143" style:parent-style-name="lia-paragraph" style:family="paragraph">
      <style:text-properties style:font-name="Nunito Sans" fo:font-size="11pt" style:font-size-asian="11pt" style:font-size-complex="11pt" fo:language="en" fo:country="US"/>
    </style:style>
    <style:style style:name="P144" style:parent-style-name="lia-paragraph" style:family="paragraph">
      <style:text-properties style:font-name="Nunito Sans" fo:font-size="11pt" style:font-size-asian="11pt" style:font-size-complex="11pt" fo:hyphenate="true"/>
    </style:style>
    <style:style style:name="P145" style:parent-style-name="lia-paragraph" style:family="paragraph">
      <style:text-properties style:font-name="Nunito Sans" fo:font-size="11pt" style:font-size-asian="11pt" style:font-size-complex="11pt" fo:hyphenate="true"/>
    </style:style>
    <style:style style:name="P146" style:parent-style-name="lia-paragraph" style:family="paragraph">
      <style:text-properties style:font-name="Nunito Sans" fo:font-size="11pt" style:font-size-asian="11pt" style:font-size-complex="11pt" fo:hyphenate="true"/>
    </style:style>
    <style:style style:name="P147" style:parent-style-name="lia-paragraph" style:family="paragraph">
      <style:text-properties style:font-name="Nunito Sans" fo:font-size="11pt" style:font-size-asian="11pt" style:font-size-complex="11pt" fo:language="en" fo:country="US" fo:hyphenate="true"/>
    </style:style>
    <style:style style:name="P148" style:parent-style-name="lia-paragraph" style:family="paragraph">
      <style:text-properties style:font-name="Nunito Sans" fo:font-size="11pt" style:font-size-asian="11pt" style:font-size-complex="11pt" fo:hyphenate="true"/>
    </style:style>
    <style:style style:name="T149" style:parent-style-name="lia-effect__circle" style:family="text">
      <style:text-properties style:font-name="Nunito Sans"/>
    </style:style>
    <style:style style:name="T150" style:parent-style-name="text-left" style:family="text">
      <style:text-properties style:font-name="Nunito Sans"/>
    </style:style>
    <style:style style:name="TableColumn152" style:family="table-column">
      <style:table-column-properties style:column-width="2.1083in"/>
    </style:style>
    <style:style style:name="TableColumn153" style:family="table-column">
      <style:table-column-properties style:column-width="2.1847in"/>
    </style:style>
    <style:style style:name="Table151" style:family="table">
      <style:table-properties style:width="4.293in" fo:margin-left="0in" table:align="left"/>
    </style:style>
    <style:style style:name="TableRow154" style:family="table-row">
      <style:table-row-properties/>
    </style:style>
    <style:style style:name="TableCell155" style:family="table-cell">
      <style:table-cell-properties fo:border="none" style:writing-mode="lr-tb" style:vertical-align="middle" fo:padding-top="0.0104in" fo:padding-left="0.0104in" fo:padding-bottom="0.0104in" fo:padding-right="0.0104in"/>
    </style:style>
    <style:style style:name="P156" style:parent-style-name="Standard" style:family="paragraph">
      <style:text-properties style:font-name="Nunito Sans"/>
    </style:style>
    <style:style style:name="TableCell157" style:family="table-cell">
      <style:table-cell-properties fo:border="none" style:writing-mode="lr-tb" style:vertical-align="middle" fo:padding-top="0.0104in" fo:padding-left="0.0104in" fo:padding-bottom="0.0104in" fo:padding-right="0.0104in"/>
    </style:style>
    <style:style style:name="P158" style:parent-style-name="Standard" style:family="paragraph">
      <style:text-properties style:font-name="Nunito Sans" fo:language="en" fo:country="US"/>
    </style:style>
    <style:style style:name="TableRow159" style:family="table-row">
      <style:table-row-properties/>
    </style:style>
    <style:style style:name="TableCell160" style:family="table-cell">
      <style:table-cell-properties fo:border="none" style:writing-mode="lr-tb" style:vertical-align="middle" fo:padding-top="0.0104in" fo:padding-left="0.0104in" fo:padding-bottom="0.0104in" fo:padding-right="0.0104in"/>
    </style:style>
    <style:style style:name="T161" style:parent-style-name="Absatz-Standardschriftart" style:family="text">
      <style:text-properties style:font-name="Nunito Sans"/>
    </style:style>
    <style:style style:name="T162" style:parent-style-name="Hervorhebung" style:family="text">
      <style:text-properties style:font-name="Nunito Sans"/>
    </style:style>
    <style:style style:name="T163" style:parent-style-name="Absatz-Standardschriftart" style:family="text">
      <style:text-properties style:font-name="Nunito Sans"/>
    </style:style>
    <style:style style:name="TableCell164" style:family="table-cell">
      <style:table-cell-properties fo:border="none" style:writing-mode="lr-tb" style:vertical-align="middle" fo:padding-top="0.0104in" fo:padding-left="0.0104in" fo:padding-bottom="0.0104in" fo:padding-right="0.0104in"/>
    </style:style>
    <style:style style:name="P165" style:parent-style-name="Standard" style:family="paragraph">
      <style:text-properties style:font-name="Nunito Sans"/>
    </style:style>
    <style:style style:name="TableRow166" style:family="table-row">
      <style:table-row-properties/>
    </style:style>
    <style:style style:name="TableCell167" style:family="table-cell">
      <style:table-cell-properties fo:border="none" style:writing-mode="lr-tb" style:vertical-align="middle" fo:padding-top="0.0104in" fo:padding-left="0.0104in" fo:padding-bottom="0.0104in" fo:padding-right="0.0104in"/>
    </style:style>
    <style:style style:name="P168" style:parent-style-name="Standard" style:family="paragraph">
      <style:text-properties style:font-name="Nunito Sans"/>
    </style:style>
    <style:style style:name="TableCell169" style:family="table-cell">
      <style:table-cell-properties fo:border="none" style:writing-mode="lr-tb" style:vertical-align="middle" fo:padding-top="0.0104in" fo:padding-left="0.0104in" fo:padding-bottom="0.0104in" fo:padding-right="0.0104in"/>
    </style:style>
    <style:style style:name="P170" style:parent-style-name="Standard" style:family="paragraph">
      <style:text-properties style:font-name="Nunito Sans"/>
    </style:style>
    <style:style style:name="P171" style:parent-style-name="Standard" style:family="paragraph">
      <style:text-properties style:font-name="Nunito Sans"/>
    </style:style>
    <style:style style:name="P172" style:parent-style-name="lia-paragraph" style:family="paragraph">
      <style:text-properties style:font-name="Nunito Sans" fo:font-size="11pt" style:font-size-asian="11pt" style:font-size-complex="11pt" fo:language="en" fo:country="US"/>
    </style:style>
    <style:style style:name="P173" style:parent-style-name="Standard" style:family="paragraph">
      <style:text-properties style:font-name="Nunito Sans" fo:language="en" fo:country="US"/>
    </style:style>
    <style:style style:name="P174" style:parent-style-name="Standard" style:family="paragraph">
      <style:text-properties style:font-name="Nunito Sans" fo:language="en" fo:country="US"/>
    </style:style>
    <style:style style:name="P175" style:parent-style-name="Standard" style:family="paragraph">
      <style:text-properties style:font-name="Nunito Sans" fo:language="en" fo:country="US"/>
    </style:style>
    <style:style style:name="P176" style:parent-style-name="Standard" style:family="paragraph">
      <style:text-properties style:font-name="Nunito Sans" fo:language="en" fo:country="US"/>
    </style:style>
    <style:style style:name="P177" style:parent-style-name="Standard" style:family="paragraph">
      <style:paragraph-properties fo:margin-left="0.4923in">
        <style:tab-stops/>
      </style:paragraph-properties>
    </style:style>
    <style:style style:name="T178" style:parent-style-name="Absatz-Standardschriftart" style:family="text">
      <style:text-properties style:font-name="Nunito Sans" fo:language="en" fo:country="US"/>
    </style:style>
    <style:style style:name="T179" style:parent-style-name="Absatz-Standardschriftart" style:family="text">
      <style:text-properties style:font-name="Nunito Sans" fo:font-weight="bold" style:font-weight-asian="bold" style:font-weight-complex="bold" fo:language="en" fo:country="US"/>
    </style:style>
    <style:style style:name="P180" style:parent-style-name="Standard" style:family="paragraph">
      <style:paragraph-properties fo:margin-left="0.4923in">
        <style:tab-stops/>
      </style:paragraph-properties>
      <style:text-properties style:font-name="Nunito Sans" fo:language="en" fo:country="US"/>
    </style:style>
    <style:style style:name="P181" style:parent-style-name="Standard" style:family="paragraph">
      <style:text-properties style:font-name="Nunito Sans" fo:language="en" fo:country="US"/>
    </style:style>
    <style:style style:name="T182" style:parent-style-name="Absatz-Standardschriftart" style:family="text">
      <style:text-properties style:font-name="Nunito Sans" fo:language="en" fo:country="US"/>
    </style:style>
    <style:style style:name="P183" style:parent-style-name="lia-paragraph" style:family="paragraph">
      <style:text-properties style:font-name="Nunito Sans" fo:font-size="11pt" style:font-size-asian="11pt" style:font-size-complex="11pt" fo:language="en" fo:country="US"/>
    </style:style>
    <style:style style:name="P184" style:parent-style-name="lia-paragraph" style:family="paragraph">
      <style:text-properties style:font-name="Nunito Sans" fo:font-size="11pt" style:font-size-asian="11pt" style:font-size-complex="11pt" fo:language="en" fo:country="US"/>
    </style:style>
    <style:style style:name="P185" style:parent-style-name="lia-paragraph" style:family="paragraph">
      <style:text-properties style:font-name="Nunito Sans" fo:font-size="11pt" style:font-size-asian="11pt" style:font-size-complex="11pt" fo:language="en" fo:country="US" fo:hyphenate="true"/>
    </style:style>
    <style:style style:name="P186" style:parent-style-name="lia-paragraph" style:family="paragraph">
      <style:text-properties style:font-name="Nunito Sans" fo:font-size="11pt" style:font-size-asian="11pt" style:font-size-complex="11pt" fo:language="en" fo:country="US" fo:hyphenate="true"/>
    </style:style>
    <style:style style:name="P187" style:parent-style-name="lia-paragraph" style:family="paragraph">
      <style:text-properties style:font-name="Nunito Sans" fo:font-size="11pt" style:font-size-asian="11pt" style:font-size-complex="11pt" fo:language="en" fo:country="US" fo:hyphenate="true"/>
    </style:style>
    <style:style style:name="P188" style:parent-style-name="lia-paragraph" style:family="paragraph">
      <style:text-properties style:font-name="Nunito Sans" fo:font-size="11pt" style:font-size-asian="11pt" style:font-size-complex="11pt" fo:language="en" fo:country="US" fo:hyphenate="true"/>
    </style:style>
    <style:style style:name="P189" style:parent-style-name="lia-paragraph" style:family="paragraph">
      <style:text-properties style:font-name="Nunito Sans" fo:font-size="11pt" style:font-size-asian="11pt" style:font-size-complex="11pt" fo:language="en" fo:country="US" fo:hyphenate="true"/>
    </style:style>
    <style:style style:name="P190" style:parent-style-name="lia-paragraph" style:family="paragraph">
      <style:text-properties style:font-name="Nunito Sans" fo:font-size="11pt" style:font-size-asian="11pt" style:font-size-complex="11pt" fo:language="en" fo:country="US" fo:hyphenate="true"/>
    </style:style>
    <style:style style:name="P191" style:parent-style-name="Standard" style:family="paragraph">
      <style:text-properties style:font-name="Nunito Sans" fo:language="en" fo:country="US"/>
    </style:style>
  </office:automatic-styles>
  <office:body>
    <office:text text:use-soft-page-breaks="true">
      <text:h text:style-name="P1" text:outline-level="1">Infrastructure</text:h>
      <text:p text:style-name="P2">In this chapter, we will discuss how to handle your research data files both in handling and storage.</text:p>
      <text:p text:style-name="lia-paragraph"><text:span text:style-name="T3">Video:<text:s/></text:span><text:a xlink:href="https://www.youtube.com/watch?v=uJ01g9m8uE4." office:target-frame-name="_blank" xlink:show="new"><text:span text:style-name="T4">https://www.youtube.com/watch?v=uJ01g9m8uE4.</text:span></text:a><text:span text:style-name="T5"><text:s/></text:span></text:p>
      <text:h text:style-name="P6" text:outline-level="2"/>
      <text:h text:style-name="P7" text:outline-level="2">Data Types</text:h>
      <text:p text:style-name="P8">The data types you choose to publish have consequences for your Research Data Management in regard to the "Accessible", "Interoperable" and "Reusable" Criteria of the FAIR Guidelines.</text:p>
      <text:list text:style-name="LFO18" text:continue-numbering="true">
        <text:list-item>
          <text:p text:style-name="P9">Accessible<text:s/></text:p>
        </text:list-item>
      </text:list>
      <text:p text:style-name="Listenabsatz"><text:span text:style-name="T10">⟶</text:span><text:span text:style-name="T11"><text:s/>Make sure that (meta)data are long-term accessible</text:span></text:p>
      <text:p text:style-name="P12">The amount of memory space needed for long-term, save storage may vary greatly between data types. For example, if your reasearch data consist of high-resolution images of potential wind turbine sites, memory space needed for backup and repositories will be much higher than a handful of CSV files with projected power loads.</text:p>
      <text:p text:style-name="P13"/>
      <text:list text:style-name="LFO18" text:continue-numbering="true">
        <text:list-item>
          <text:p text:style-name="P14">Interoperable<text:s/></text:p>
        </text:list-item>
      </text:list>
      <text:p text:style-name="Listenabsatz"><text:span text:style-name="T15">⟶</text:span><text:span text:style-name="T16"><text:s/>Use tools and software that are FAIR themselves</text:span></text:p>
      <text:p text:style-name="P17">Strive to choose, where possible, programmes and data types that are open and FAIR. For example, do not describe your processing details in a .pdf file, but rather use a .txt-file that can be read and edited with various programs.</text:p>
      <text:p text:style-name="P18"/>
      <text:list text:style-name="LFO18" text:continue-numbering="true">
        <text:list-item>
          <text:p text:style-name="P19">Reusable<text:s/></text:p>
        </text:list-item>
      </text:list>
      <text:p text:style-name="Listenabsatz"><text:span text:style-name="T20">⟶</text:span><text:span text:style-name="T21"><text:s/>know and meet community standards</text:span></text:p>
      <text:p text:style-name="P22">Which data types are most likely to be found, easily reused and shared in your scientific community? If these are "closed", you could provide two files: one that adheres to the common standards and a more open alternative that promotes the idea of open science.</text:p>
      <text:p text:style-name="P23"/>
      <text:p text:style-name="P24"><text:span text:style-name="T25">Exercise:</text:span></text:p>
      <text:p text:style-name="P26"><text:span text:style-name="T27">Make a list of the data types commonly used in your working group and their "FAIR value".<text:s/></text:span><text:span text:style-name="T28">Use the criteria in the table below.</text:span></text:p>
      <text:p text:style-name="P29"><text:span text:style-name="T30"> </text:span></text:p>
      <text:p text:style-name="Standard"><text:span text:style-name="T31">FAIR value</text:span><text:span text:style-name="T32"><text:s text:c="2"/>Machine Readability Human Readability Long-time Stability Metadata Example</text:span></text:p>
      <table:table table:style-name="Table33">
        <table:table-columns>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very good<text:s/></text:p>
          </table:table-cell>
          <table:table-cell table:style-name="TableCell43">
            <text:p text:style-name="P44">with common open software<text:s/></text:p>
          </table:table-cell>
          <table:table-cell table:style-name="TableCell45">
            <text:p text:style-name="P46">yes and without special software<text:s/></text:p>
          </table:table-cell>
          <table:table-cell table:style-name="TableCell47">
            <text:p text:style-name="P48">normed standard<text:s/></text:p>
          </table:table-cell>
          <table:table-cell table:style-name="TableCell49">
            <text:p text:style-name="P50">completely preserved<text:s/></text:p>
          </table:table-cell>
          <table:table-cell table:style-name="TableCell51">
            <text:p text:style-name="P52">.csv</text:p>
          </table:table-cell>
        </table:table-row>
        <text:soft-page-break/>
        <table:table-row table:style-name="TableRow53">
          <table:table-cell table:style-name="TableCell54">
            <text:p text:style-name="P55">good<text:s/></text:p>
          </table:table-cell>
          <table:table-cell table:style-name="TableCell56">
            <text:p text:style-name="P57">with common and well-documented software<text:s/></text:p>
          </table:table-cell>
          <table:table-cell table:style-name="TableCell58">
            <text:p text:style-name="P59">compressed with standard procedures, but practically yes<text:s/></text:p>
          </table:table-cell>
          <table:table-cell table:style-name="TableCell60">
            <text:p text:style-name="P61">longterm or widely established<text:s/></text:p>
          </table:table-cell>
          <table:table-cell table:style-name="TableCell62">
            <text:p text:style-name="P63">technical details are provided</text:p>
          </table:table-cell>
          <table:table-cell table:style-name="TableCell64">
            <text:p text:style-name="P65">.xlsx</text:p>
          </table:table-cell>
        </table:table-row>
        <table:table-row table:style-name="TableRow66">
          <table:table-cell table:style-name="TableCell67">
            <text:p text:style-name="P68">moderate<text:s/></text:p>
          </table:table-cell>
          <table:table-cell table:style-name="TableCell69">
            <text:p text:style-name="P70">proprietary standard format<text:s/></text:p>
          </table:table-cell>
          <table:table-cell table:style-name="TableCell71">
            <text:p text:style-name="P72">with open software (reliably?) convertible to higher class</text:p>
          </table:table-cell>
          <table:table-cell table:style-name="TableCell73">
            <text:p text:style-name="P74">relatively new format<text:s/></text:p>
          </table:table-cell>
          <table:table-cell table:style-name="TableCell75">
            <text:p text:style-name="P76">some important ones (e.g. units) are included<text:s/></text:p>
          </table:table-cell>
          <table:table-cell table:style-name="TableCell77">
            <text:p text:style-name="P78">MATLAB file</text:p>
          </table:table-cell>
        </table:table-row>
        <table:table-row table:style-name="TableRow79">
          <table:table-cell table:style-name="TableCell80">
            <text:p text:style-name="P81">bad<text:s/></text:p>
          </table:table-cell>
          <table:table-cell table:style-name="TableCell82">
            <text:p text:style-name="P83">self-developed reading software</text:p>
          </table:table-cell>
          <table:table-cell table:style-name="TableCell84">
            <text:p text:style-name="P85">no</text:p>
          </table:table-cell>
          <table:table-cell table:style-name="TableCell86">
            <text:p text:style-name="P87">newly developed<text:s/></text:p>
          </table:table-cell>
          <table:table-cell table:style-name="TableCell88">
            <text:p text:style-name="P89">no information<text:s/></text:p>
          </table:table-cell>
          <table:table-cell table:style-name="TableCell90">
            <text:p text:style-name="P91"/>
          </table:table-cell>
        </table:table-row>
      </table:table>
      <text:p text:style-name="lia-paragraph"><text:span text:style-name="T92">Source: translated and adapted from<text:s/></text:span><text:a xlink:href="https://forschungsdaten.info/themen/veroeffentlichen-und-archivieren/formate-erhalten/" office:target-frame-name="_blank" xlink:show="new"><text:span text:style-name="T93">forschungsdaten.info</text:span></text:a><text:span text:style-name="T94">,<text:s/></text:span><text:a xlink:href="https://creativecommons.org/licenses/by/4.0/deed.en" office:target-frame-name="_blank" xlink:show="new"><text:span text:style-name="T95">CC-BY 4.0</text:span></text:a></text:p>
      <text:p text:style-name="P96"/>
      <text:p text:style-name="P97"><text:span text:style-name="T98">DMP Task</text:span><text:span text:style-name="T99">:<text:s/></text:span></text:p>
      <text:p text:style-name="P100">If you already know datasets that you will be (re-)using or producing, enter them in your DMP as thoroughly as you can at this point.<text:s/></text:p>
      <text:p text:style-name="P101">If you do not know your datasets yet, enter one or two "dummy" datasets and follow the respective questionnaire to get an idea of the amount of detail required in the DMP.</text:p>
      <text:h text:style-name="P102" text:outline-level="2">Software and Simulation</text:h>
      <text:p text:style-name="P103">Simulations and software programmes are a special case. Here, not only the resulting datasets are of scientific value but also the programmes, algorithms and settings leading up to the data.Research programmes and simulation software are essential in energy research. Some researchers are very reluctant in sharing this part of their research work, sometimes because of economic considerations.<text:s/></text:p>
      <text:p text:style-name="lia-paragraph"><text:span text:style-name="T104">The German Research Alliance (DFG) adresses software development in a research context in its<text:s/></text:span><text:a xlink:href="https://www.dfg.de/en/research_funding/principles_dfg_funding/good_scientific_practice/index.html" office:target-frame-name="_blank" xlink:show="new"><text:span text:style-name="T105">Guidelines for Safeguarding Good Research Practice</text:span></text:a><text:span text:style-name="T106">, stating that "software programmed by researchers is made publicly available along with the source code". The source code must be persistent, citable and documented. Certain individual exceptions are possible, though.</text:span></text:p>
      <text:p text:style-name="P107">So, whether you plan to publish some, all or none of your self-developed software, you have to document well, plan ahead and ensure a good access strategy in your development team.</text:p>
      <text:list text:style-name="LFO19" text:continue-numbering="true">
        <text:list-item>
          <text:p text:style-name="P108">Versioning</text:p>
        </text:list-item>
      </text:list>
      <text:soft-page-break/>
      <text:p text:style-name="P109"><text:span text:style-name="T110">Various cloud programming platforms such as<text:s/></text:span><text:a xlink:href="https://about.gitlab.com/de-de/" office:target-frame-name="_blank" xlink:show="new"><text:span text:style-name="T111">GitLab</text:span></text:a><text:span text:style-name="T112"><text:s/>ensure a consistent preservation of all of your software versions, make contributions transparent and simplify collaboration.</text:span></text:p>
      <text:list text:style-name="LFO19" text:continue-numbering="true">
        <text:list-item>
          <text:p text:style-name="P113">Documentation</text:p>
        </text:list-item>
      </text:list>
      <text:p text:style-name="P114">Programmes should be documented and commented, e.g. by stating origin, purpose and scope of a programme, limitations of variables and ideally a short manual.</text:p>
      <text:list text:style-name="LFO19" text:continue-numbering="true">
        <text:list-item>
          <text:p text:style-name="P115">Publication</text:p>
        </text:list-item>
      </text:list>
      <text:p text:style-name="P116">With journal publication of an article, corresponding software should be cited with version number and a persistent identifier such as a DOI. Choose a software archive with version control. Sometimes, timely open access is not possible. In this case, at least the algorithm used must be outlined completely. If the source code is not published, state the reason and potentially the time period until release.</text:p>
      <text:p text:style-name="P117"/>
      <text:h text:style-name="P118" text:outline-level="2">Simulation</text:h>
      <text:p text:style-name="P119">The longevity of simulation outputs is harder to assess than of observational data. In a 2021 paper on Open Science in Earth System Modelling, Mullendore et. al. (2021) indentify the following problems:</text:p>
      <text:list text:style-name="LFO20" text:continue-numbering="true">
        <text:list-item>
          <text:p text:style-name="P120">Simulations can generate massive output</text:p>
        </text:list-item>
        <text:list-item>
          <text:p text:style-name="P121"><text:s/>Interdependencies between hardware and software can limit the portability of models and make the longterm accessibility of their output problematic. Models in many cases involve interconnections between community models, open source software components, and custom code written to investigate particular scientific questions.</text:p>
        </text:list-item>
        <text:list-item>
          <text:p text:style-name="P122">A lack of standardization and documentation for models and their output makes it difficult to achieve the goals of open and FAIR data initiatives</text:p>
        </text:list-item>
      </text:list>
      <text:p text:style-name="P123"/>
      <text:p text:style-name="P124">The following strategies may be applied when working with simulations:</text:p>
      <text:list text:style-name="LFO20" text:continue-numbering="true">
        <text:list-item>
          <text:p text:style-name="P125">Analyze your project: does it focus on knowledge or data production? "Most scientific research projects are undertaken with the main goal of knowledge production (e.g., running an experiment with the goal of publishing research findings). Other projects are designed and undertaken with the specific goal of data production, that is, they produce data with the intention that those data will be used by others to support knowledge production research." (Mullendore et. al. (2021))</text:p>
        </text:list-item>
        <text:list-item>
          <text:p text:style-name="P126">Publish all elements relevant to the simulation, not just source code.</text:p>
        </text:list-item>
        <text:list-item>
          <text:p text:style-name="P127">Publish enough output data to evaluate and reuse your findings, but not all simulation runs</text:p>
        </text:list-item>
        <text:list-item>
          <text:p text:style-name="P128">Some software may be released openly while others remain restricted due to security or proprietary concerns. In this case, the documentation should provide enough information to reproduce the process.</text:p>
        </text:list-item>
      </text:list>
      <text:p text:style-name="P129"><text:span text:style-name="T130">Checklist for FDM in simulation and software development:</text:span></text:p>
      <text:list text:style-name="LFO21" text:continue-numbering="true">
        <text:list-item>
          <text:p text:style-name="P131">Train yourself and your team in software development quality</text:p>
        </text:list-item>
        <text:list-item>
          <text:p text:style-name="P132">State the purpose of each programme in a few words</text:p>
        </text:list-item>
        <text:list-item>
          <text:p text:style-name="P133">Keep your software up to date with quality management</text:p>
        </text:list-item>
        <text:list-item>
          <text:p text:style-name="P134">Keep the intention of every function clear (by naming or comments)<text:s/></text:p>
        </text:list-item>
        <text:list-item>
          <text:p text:style-name="P135">Choose an appropriate license</text:p>
        </text:list-item>
        <text:list-item>
          <text:p text:style-name="P136">Establish quality management in your simulation process</text:p>
        </text:list-item>
      </text:list>
      <text:p text:style-name="P137"><text:span text:style-name="T138"><text:s text:c="4"/></text:span><text:span text:style-name="T139">DMP Task:</text:span></text:p>
      <text:p text:style-name="P140"><text:s text:c="4"/>If you have self-developed programmes in your project, enter them as a separate dataset in your DMP, name all contributors and the purpose of each programme.</text:p>
      <text:h text:style-name="P141" text:outline-level="2">Back-Up</text:h>
      <text:p text:style-name="Standard"><text:span text:style-name="T142"> </text:span></text:p>
      <text:p text:style-name="P143">Backup needs to be prepared by well-structured and named data. When naming files and folders, you should adhere to the following standards:</text:p>
      <text:list text:style-name="LFO22" text:continue-numbering="true">
        <text:list-item>
          <text:p text:style-name="P144">Give comprehensive names<text:s/></text:p>
        </text:list-item>
        <text:list-item>
          <text:p text:style-name="P145">Use uniform schemes<text:s/></text:p>
        </text:list-item>
        <text:list-item>
          <text:p text:style-name="P146">Develop logical structure<text:s/></text:p>
        </text:list-item>
        <text:list-item>
          <text:p text:style-name="P147">Include date in the following form: YYYYMMDD<text:s/></text:p>
        </text:list-item>
        <text:list-item>
          <text:p text:style-name="P148">Avoid spaces and special characters<text:s/></text:p>
        </text:list-item>
      </text:list>
      <text:p text:style-name="Standard"><text:span text:style-name="T149"> </text:span></text:p>
      <text:p text:style-name="Standard"><text:span text:style-name="T150">DO <text:s text:c="47"/>DON'T<text:s/></text:span></text:p>
      <table:table table:style-name="Table151">
        <table:table-columns>
          <table:table-column table:style-name="TableColumn152"/>
          <table:table-column table:style-name="TableColumn153"/>
        </table:table-columns>
        <table:table-row table:style-name="TableRow154">
          <table:table-cell table:style-name="TableCell155">
            <text:p text:style-name="P156">20230312_h2oSample1<text:s/></text:p>
          </table:table-cell>
          <table:table-cell table:style-name="TableCell157">
            <text:p text:style-name="P158">BDD extract_edited colored.jpg<text:s/></text:p>
          </table:table-cell>
        </table:table-row>
        <table:table-row table:style-name="TableRow159">
          <table:table-cell table:style-name="TableCell160">
            <text:p text:style-name="Standard"><text:span text:style-name="T161">20230315</text:span><text:span text:style-name="T162">location5</text:span><text:span text:style-name="T163">processed<text:s/></text:span></text:p>
          </table:table-cell>
          <table:table-cell table:style-name="TableCell164">
            <text:p text:style-name="P165">original.jpg</text:p>
          </table:table-cell>
        </table:table-row>
        <table:table-row table:style-name="TableRow166">
          <table:table-cell table:style-name="TableCell167">
            <text:p text:style-name="P168">2018_weatherlogfiles<text:s/></text:p>
          </table:table-cell>
          <table:table-cell table:style-name="TableCell169">
            <text:p text:style-name="P170">table1_john(copy)<text:s/></text:p>
          </table:table-cell>
        </table:table-row>
      </table:table>
      <text:p text:style-name="P171"/>
      <text:p text:style-name="P172">Source: inspired by Biernacka et al (2023): p.31</text:p>
      <text:p text:style-name="P173"/>
      <text:p text:style-name="P174">A handy rule is the 3-2-1 rule:</text:p>
      <text:soft-page-break/>
      <text:p text:style-name="P175">The 3-2-1 rule states that you are to create at least three copies of your data, secure them on two different kinds of storage medium and make sure that one of those mediums is located off-site. This way, your data is protected from natural disaster, which will most likely only hit one location at a time, against accidental deletion and against deterioration of one kind of storage medium. For example, CDs have quite a long lifespan but CD drives as a reading device have become increasingly scarce.</text:p>
      <text:p text:style-name="P176"/>
      <text:p text:style-name="P177"><text:span text:style-name="T178"><text:s text:c="4"/></text:span><text:span text:style-name="T179">Exercise:</text:span></text:p>
      <text:p text:style-name="P180"><text:s text:c="4"/>Which backup solutions does your institution offer? If they do not meet your<text:s/>requirements, calculate additional costs in order to include them in your project proposal.</text:p>
      <text:p text:style-name="P181"/>
      <text:h text:style-name="Überschrift2" text:outline-level="2"><text:span text:style-name="T182">Archiving</text:span></text:h>
      <text:p text:style-name="P183">When archiving data, it is crucial to ensure its integrity. This means that the data remains unchanged and tamper-proof during the archival process and throughout its storage. Techniques such as checksums or digital signatures can be used to verify the integrity of archived data, providing assurance that it has not been altered or corrupted. An essential aspect of archiving is the ability to search and retrieve archived data efficiently. Implementing effective indexing, metadata tagging, and search capabilities enables users to locate and retrieve the required data without having to sift through vast amounts of archived content manually.</text:p>
      <text:p text:style-name="P184">There are various commercial providers for back-up and archiving solutions. Consider the following questions before choosing one:</text:p>
      <text:list text:style-name="LFO23" text:continue-numbering="true">
        <text:list-item>
          <text:p text:style-name="P185">Does it carry a seal for trustworthy long-term archives (e.g. CoreTrustSeal, nestor seal, DIN 31644)?</text:p>
        </text:list-item>
        <text:list-item>
          <text:p text:style-name="P186">Does it fulfill your technical requirements?</text:p>
        </text:list-item>
        <text:list-item>
          <text:p text:style-name="P187">Can you cover the expenses?</text:p>
        </text:list-item>
        <text:list-item>
          <text:p text:style-name="P188">Is the data readily available to you?</text:p>
        </text:list-item>
        <text:list-item>
          <text:p text:style-name="P189">Does the service provider guarantee long-term storage?</text:p>
        </text:list-item>
      </text:list>
      <text:p text:style-name="P190"/>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unito Sans" svg:font-family="Nunito Sans" style:font-family-generic="system" style:font-pitch="variable" svg:panose-1="0 0 5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de" style:country-asian="DE"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lia-effect__circle" style:display-name="lia-effect__circle"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lia-paragraph" style:display-name="lia-paragraph"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false"/>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NichtaufgelösteErwähnung" style:display-name="Nicht aufgelöste Erwähnung" style:family="text" style:parent-style-name="Absatz-Standardschriftart">
      <style:text-properties fo:color="#605E5C" fo:background-color="#E1DFDD"/>
    </style:style>
    <style:style style:name="lia-pagination__current" style:display-name="lia-pagination__current" style:family="text" style:parent-style-name="Absatz-Standardschriftart"/>
    <style:style style:name="text-left" style:display-name="text-left" style:family="text" style:parent-style-name="Absatz-Standardschriftar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ervorhebung" style:display-name="Hervorhebung" style:family="text" style:parent-style-name="Absatz-Standardschriftar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7LVL1" style:family="text">
      <style:text-properties style:font-name="Nunito Sans" style:font-name-asian="Times New Roman"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Nunito Sans" style:font-name-asian="Calibri"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unito San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unito San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je Ahrens</meta:initial-creator>
    <dc:creator>Antje Ahrens</dc:creator>
    <meta:creation-date>2023-06-27T10:06:00Z</meta:creation-date>
    <dc:date>2023-06-27T10:06:00Z</dc:date>
    <meta:template xlink:href="Normal" xlink:type="simple"/>
    <meta:editing-cycles>2</meta:editing-cycles>
    <meta:editing-duration>PT0S</meta:editing-duration>
    <meta:document-statistic meta:page-count="5" meta:paragraph-count="18" meta:word-count="1268" meta:character-count="9241" meta:row-count="66" meta:non-whitespace-character-count="7991"/>
  </office:meta>
</office:document-meta>
</file>